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3f39c" officeooo:paragraph-rsid="0013f39c"/>
    </style:style>
    <style:style style:name="P2" style:family="paragraph" style:parent-style-name="Standard">
      <style:text-properties officeooo:rsid="0015c26e" officeooo:paragraph-rsid="0015c26e"/>
    </style:style>
    <style:style style:name="P3" style:family="paragraph" style:parent-style-name="Standard">
      <style:text-properties officeooo:rsid="00177bc5" officeooo:paragraph-rsid="00177bc5"/>
    </style:style>
    <style:style style:name="P4" style:family="paragraph" style:parent-style-name="Standard">
      <style:text-properties officeooo:rsid="0015c26e" officeooo:paragraph-rsid="0015c26e"/>
    </style:style>
    <style:style style:name="T1" style:family="text">
      <style:text-properties officeooo:rsid="0015c26e"/>
    </style:style>
    <style:style style:name="T2" style:family="text">
      <style:text-properties officeooo:rsid="00177bc5"/>
    </style:style>
    <style:style style:name="T3" style:family="text">
      <style:text-properties officeooo:rsid="00183bc7"/>
    </style:style>
    <style:style style:name="T4" style:family="text">
      <style:text-properties officeooo:rsid="001bbc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effen 09.11.2018</text:p>
      <text:p text:style-name="Standard"/>
      <text:p text:style-name="Standard"/>
      <text:p text:style-name="P1">Start: 9:20</text:p>
      <text:p text:style-name="P1"/>
      <text:p text:style-name="P1">Ende: <text:span text:style-name="T3">10:45</text:span></text:p>
      <text:p text:style-name="P1"/>
      <text:p text:style-name="P2">DoD besprochen:</text:p>
      <text:p text:style-name="P2"/>
      <text:p text:style-name="P1"><text:tab/>- unter V in Do<text:span text:style-name="T4">D</text:span> "alle oben genannten Unterspunkte" <text:span text:style-name="T1">schreiben</text:span></text:p>
      <text:p text:style-name="P2"/>
      <text:p text:style-name="P2">Testplan besprochen und Korrektur angefangen</text:p>
      <text:p text:style-name="P2"/>
      <text:p text:style-name="P2"/>
      <text:p text:style-name="P2">Spielstein Vorlagen gesichtet</text:p>
      <text:p text:style-name="P2"/>
      <text:p text:style-name="Standard"/>
      <text:p text:style-name="P3">Leute sollen sich mit Json bekannt machen</text:p>
      <text:p text:style-name="Standard"/>
      <text:p text:style-name="P2">Spielbrett:</text:p>
      <text:p text:style-name="P2">- Maximilian, Yousef, <text:span text:style-name="T2">Wael, Jan</text:span></text:p>
      <text:p text:style-name="P2"/>
      <text:p text:style-name="P2">Sever:</text:p>
      <text:p text:style-name="P2">- Kai, <text:span text:style-name="T2">Ahmed, Daniel</text:span></text:p>
      <text:p text:style-name="P2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M12S</meta:editing-duration>
    <meta:editing-cycles>7</meta:editing-cycles>
    <meta:generator>LibreOffice/5.4.6.2$Windows_X86_64 LibreOffice_project/4014ce260a04f1026ba855d3b8d91541c224eab8</meta:generator>
    <dc:date>2019-01-20T16:57:57.736000000</dc:date>
    <meta:document-statistic meta:table-count="0" meta:image-count="0" meta:object-count="0" meta:page-count="1" meta:paragraph-count="13" meta:word-count="44" meta:character-count="300" meta:non-whitespace-character-count="266"/>
    <meta:user-defined meta:name="Info 1"/>
    <meta:user-defined meta:name="Info 2"/>
    <meta:user-defined meta:name="Info 3"/>
    <meta:user-defined meta:name="Info 4"/>
  </office:meta>
</office:document-meta>
</file>